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style:font-name="Liberation Serif"/>
    </style:style>
    <style:style style:name="P2" style:family="paragraph" style:parent-style-name="Preformatted_20_Text">
      <style:text-properties style:font-name="Liberation Serif" fo:font-style="italic" officeooo:paragraph-rsid="00150957" style:font-style-asian="italic" style:font-style-complex="italic"/>
    </style:style>
    <style:style style:name="P3" style:family="paragraph" style:parent-style-name="Preformatted_20_Text">
      <style:text-properties style:font-name="Liberation Serif" officeooo:rsid="00150957" officeooo:paragraph-rsid="0017c37b"/>
    </style:style>
    <style:style style:name="P4" style:family="paragraph" style:parent-style-name="Preformatted_20_Text">
      <style:text-properties style:font-name="Liberation Serif" officeooo:rsid="0018f7ca" officeooo:paragraph-rsid="0018f7ca"/>
    </style:style>
    <style:style style:name="P5" style:family="paragraph" style:parent-style-name="Preformatted_20_Text">
      <style:text-properties style:font-name="Liberation Serif" officeooo:rsid="00199f9e" officeooo:paragraph-rsid="00199f9e"/>
    </style:style>
    <style:style style:name="P6" style:family="paragraph" style:parent-style-name="Preformatted_20_Text">
      <style:text-properties style:font-name="Liberation Serif" officeooo:rsid="0017c37b" officeooo:paragraph-rsid="0017c37b"/>
    </style:style>
    <style:style style:name="P7" style:family="paragraph" style:parent-style-name="Preformatted_20_Text">
      <style:text-properties style:font-name="Liberation Serif" officeooo:paragraph-rsid="00199f9e"/>
    </style:style>
    <style:style style:name="P8" style:family="paragraph" style:parent-style-name="Preformatted_20_Text">
      <style:text-properties style:text-line-through-style="none" style:text-line-through-type="none" style:font-name="Liberation Serif" style:text-underline-style="none" officeooo:paragraph-rsid="00199f9e"/>
    </style:style>
    <style:style style:name="P9" style:family="paragraph" style:parent-style-name="Preformatted_20_Text">
      <style:text-properties style:font-name="Liberation Serif"/>
    </style:style>
    <style:style style:name="P10" style:family="paragraph" style:parent-style-name="Preformatted_20_Text">
      <style:text-properties style:font-name="Liberation Serif" officeooo:rsid="00199f9e" officeooo:paragraph-rsid="00199f9e"/>
    </style:style>
    <style:style style:name="P11" style:family="paragraph" style:parent-style-name="Preformatted_20_Text" style:list-style-name="L1">
      <style:text-properties style:font-name="Liberation Serif" officeooo:paragraph-rsid="00199f9e"/>
    </style:style>
    <style:style style:name="P12" style:family="paragraph" style:parent-style-name="Preformatted_20_Text" style:list-style-name="L2">
      <style:text-properties style:font-name="Liberation Serif" officeooo:paragraph-rsid="00199f9e"/>
    </style:style>
    <style:style style:name="P13" style:family="paragraph" style:parent-style-name="Preformatted_20_Text" style:list-style-name="L3">
      <style:text-properties style:font-name="Liberation Serif" officeooo:paragraph-rsid="00199f9e"/>
    </style:style>
    <style:style style:name="P14" style:family="paragraph" style:parent-style-name="Preformatted_20_Text" style:list-style-name="L4">
      <style:text-properties style:text-line-through-style="none" style:text-line-through-type="none" style:font-name="Liberation Serif" style:text-underline-style="none" officeooo:paragraph-rsid="00199f9e"/>
    </style:style>
    <style:style style:name="P15" style:family="paragraph" style:parent-style-name="Preformatted_20_Text" style:list-style-name="L5">
      <style:text-properties style:text-line-through-style="none" style:text-line-through-type="none" style:font-name="Liberation Serif" style:text-underline-style="none" officeooo:paragraph-rsid="00199f9e"/>
    </style:style>
    <style:style style:name="P16" style:family="paragraph" style:parent-style-name="Preformatted_20_Text" style:list-style-name="L5">
      <style:text-properties style:text-line-through-style="none" style:text-line-through-type="none" style:font-name="Liberation Serif" style:text-underline-style="none" officeooo:paragraph-rsid="001c9ae3"/>
    </style:style>
    <style:style style:name="P17" style:family="paragraph" style:parent-style-name="Preformatted_20_Text">
      <style:text-properties style:text-line-through-style="none" style:text-line-through-type="none" style:font-name="Liberation Serif" style:text-underline-style="none" officeooo:paragraph-rsid="001c9ae3"/>
    </style:style>
    <style:style style:name="P18" style:family="paragraph" style:parent-style-name="Preformatted_20_Text" style:list-style-name="L6">
      <style:text-properties style:text-line-through-style="none" style:text-line-through-type="none" style:font-name="Liberation Serif" style:text-underline-style="none" officeooo:paragraph-rsid="001c9ae3"/>
    </style:style>
    <style:style style:name="P19" style:family="paragraph" style:parent-style-name="Preformatted_20_Text" style:list-style-name="L7">
      <style:text-properties style:text-line-through-style="none" style:text-line-through-type="none" style:font-name="Liberation Serif" style:text-underline-style="none" officeooo:paragraph-rsid="001c9ae3"/>
    </style:style>
    <style:style style:name="P20" style:family="paragraph" style:parent-style-name="Preformatted_20_Text">
      <style:text-properties style:text-line-through-style="none" style:text-line-through-type="none" style:font-name="Liberation Serif" fo:font-style="italic" style:text-underline-style="none" officeooo:paragraph-rsid="001c9ae3" style:font-style-asian="italic" style:font-style-complex="italic"/>
    </style:style>
    <style:style style:name="T1" style:family="text">
      <style:text-properties officeooo:rsid="00150957"/>
    </style:style>
    <style:style style:name="T2" style:family="text">
      <style:text-properties officeooo:rsid="00166361"/>
    </style:style>
    <style:style style:name="T3" style:family="text">
      <style:text-properties officeooo:rsid="0017c37b"/>
    </style:style>
    <style:style style:name="T4" style:family="text">
      <style:text-properties officeooo:rsid="0018f7ca"/>
    </style:style>
    <style:style style:name="T5" style:family="text">
      <style:text-properties officeooo:rsid="00192fef"/>
    </style:style>
    <style:style style:name="T6" style:family="text">
      <style:text-properties officeooo:rsid="00199f9e"/>
    </style:style>
    <style:style style:name="T7" style:family="text">
      <style:text-properties officeooo:rsid="001b65f2"/>
    </style:style>
    <style:style style:name="T8" style:family="text">
      <style:text-properties officeooo:rsid="001c9ae3"/>
    </style:style>
    <style:style style:name="T9" style:family="text">
      <style:text-properties officeooo:rsid="001f77ae"/>
    </style:style>
    <style:style style:name="T10" style:family="text">
      <style:text-properties officeooo:rsid="0024ea4b"/>
    </style:style>
    <style:style style:name="T11" style:family="text">
      <style:text-properties officeooo:rsid="00254d3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mande d’acte civil </text:p>
      <text:p text:style-name="P1"/>
      <text:p text:style-name="P1">Prise de Note entretien avec Samba </text:p>
      <text:p text:style-name="P1"/>
      <text:p text:style-name="P1"/>
      <text:p text:style-name="P1">Problème : Pas de représentant technique </text:p>
      <text:p text:style-name="P1"/>
      <text:p text:style-name="P1">Note de cadrage : poser le domaine de l’étude </text:p>
      <text:p text:style-name="P1"/>
      <text:p text:style-name="P1"/>
      <text:p text:style-name="P1">Quel est le plan, la mission :</text:p>
      <text:p text:style-name="P1"/>
      <text:p text:style-name="P1">Entretien avec la demande avant pour la Note de cadrage : rencontre avec la ou les personne à l’origine de la demande (Prévoir un rendez vous avec Monsieur le Consul) —&gt; combien y a t il de ressortissant ? Préparer des questions. Quand souhaitera t il avoir le produit fini ? Quand est-ce qu’on prévoit le rendez vous ? Comment rester en contact ? On rassemble les question ? On prend rendez vous, on prend un email (<text:span text:style-name="T11">S</text:span>e voir une fois ou deux dans la journée)</text:p>
      <text:p text:style-name="P1"/>
      <text:p text:style-name="P1">Comment ça se passé avant pour la demande d’acte civil ? demande professionnelle provisoire, noter mais pas forcement à faire </text:p>
      <text:p text:style-name="P1"/>
      <text:p text:style-name="P1">Tout ce qu’on fait, on le note </text:p>
      <text:p text:style-name="P1"/>
      <text:p text:style-name="P1">Trouver l’information échangée </text:p>
      <text:p text:style-name="P1">Modèle organisationnel de flux — &gt; identifier les informations échangées - recenser les données </text:p>
      <text:p text:style-name="P1">et après MCD </text:p>
      <text:p text:style-name="P1"/>
      <text:p text:style-name="P1">Date au mieux / au pire </text:p>
      <text:p text:style-name="P1">Pourquoi automatiser ces demandes ?</text:p>
      <text:p text:style-name="P1"/>
      <text:p text:style-name="P1">2. Travailler interview et note de cadrage, quelles sont les informations échangées </text:p>
      <text:p text:style-name="P1"/>
      <text:p text:style-name="P1"/>
      <text:p text:style-name="P1">Site web du consulat : Sa mission :</text:p>
      <text:p text:style-name="P1"/>
      <text:p text:style-name="P1">Délivrer des passeports et documents de voyages aux ressortissants sénégalais ainsi que des visas et documents appropriés aux personnes qui désirent se rendre au Sénégal </text:p>
      <text:p text:style-name="P1"/>
      <text:p text:style-name="P1"/>
      <text:p text:style-name="P1">. Carte identité Nationale Biométrique: <text:s/>seuls les électeurs résidents figurants dans le fichier général ou ceux non inscrit et ayant + de 18 ans à la date du 02 juillet 2017</text:p>
      <text:p text:style-name="P1">. Passeport </text:p>
      <text:p text:style-name="P1">. Démarche État Civil </text:p>
      <text:p text:style-name="P1">. Légalisation Document </text:p>
      <text:p text:style-name="P1"/>
      <text:p text:style-name="P1">Juridiction du Consulat Général :</text:p>
      <text:p text:style-name="P1"/>
      <text:p text:style-name="P1">. Bouches-du-Rhône (13),</text:p>
      <text:p text:style-name="P1">. Alpes-de-Haute-Provence (04),</text:p>
      <text:p text:style-name="P1">. Alpes-Maritimes (06),</text:p>
      <text:p text:style-name="P1">. Hérault (34),</text:p>
      <text:p text:style-name="P1">. Var (83)</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Liste des questions : Suivi des demandes d’Actes <text:span text:style-name="T1">d’État</text:span> Civil :</text:p>
      <text:p text:style-name="P1"/>
      <text:p text:style-name="P1"/>
      <text:p text:style-name="P1"/>
      <text:p text:style-name="P1"/>
      <text:p text:style-name="P1"/>
      <text:p text:style-name="P1"/>
      <text:p text:style-name="P1"/>
      <text:p text:style-name="P2">Déterminer les acteurs internes, acteur externe : quelle sont les informations échangées?</text:p>
      <text:p text:style-name="P2"/>
      <text:p text:style-name="P3">Les acteurs internes sont le secrétariat du consulat et le bureau consulaire <text:span text:style-name="T3">y compris tous les services suivants:</text:span></text:p>
      <text:p text:style-name="P6">- Transcription des naissances</text:p>
      <text:p text:style-name="P3">- <text:span text:style-name="T3">Transcription mariages</text:span></text:p>
      <text:p text:style-name="P3">- <text:span text:style-name="T3">Cartes consulaires</text:span></text:p>
      <text:p text:style-name="P3">- <text:span text:style-name="T3">Saufs-conduits</text:span></text:p>
      <text:p text:style-name="P3">- <text:span text:style-name="T3">Certificat de coutumes </text:span></text:p>
      <text:p text:style-name="P3">- <text:span text:style-name="T3">Certificat de déménagement</text:span></text:p>
      <text:p text:style-name="P3">- <text:span text:style-name="T3">Passeport ordinaire</text:span></text:p>
      <text:p text:style-name="P3"><text:span text:style-name="T3"><text:s/></text:span><text:s/><text:span text:style-name="T2">pour ce qui est des acteurs externes, çe sont les usagers </text:span></text:p>
      <text:p text:style-name="P1"/>
      <text:p text:style-name="P1">Quels acteurs internes reçoit la demande d’acte <text:span text:style-name="T4">d’état</text:span> ci<text:span text:style-name="T2">vil?</text:span></text:p>
      <text:p text:style-name="P1"/>
      <text:p text:style-name="P4">Réponse en attente </text:p>
      <text:p text:style-name="P1"/>
      <text:p text:style-name="P1"><text:span text:style-name="T2">C</text:span>omment s’y prenne les ressortissant sénégalais pour <text:span text:style-name="T2">la</text:span> demande acte <text:span text:style-name="T2">d’état</text:span> civil?</text:p>
      <text:p text:style-name="P1"/>
      <text:p text:style-name="P4">Pour prendre un exemple selon la demande, exemple: demande de transcriptions de naissance, l’usager doit récupérer à la mairie <text:span text:style-name="T5">copie intégrale de l’acte de naissance ainsi qu’une pièce justificatif d’identité sénégalaise venant du père ou de la mère</text:span></text:p>
      <text:p text:style-name="P1"/>
      <text:p text:style-name="P1"><text:span text:style-name="T5">V</text:span>oir avec le consul pour faire la note de cadrage : Monsieur <text:span text:style-name="T5">Koita</text:span></text:p>
      <text:p text:style-name="P1"/>
      <text:p text:style-name="P1">Pourquoi il a voulu faire cette API?</text:p>
      <text:p text:style-name="P1"/>
      <text:p text:style-name="P5">L’objectif de cette API est de faciliter les démarches administratifs directement sur le site, cela évite le déplacement des usagers ainsi qu’avoir une vision nette du nombre de ressortissants sénégalais en France </text:p>
      <text:p text:style-name="P1"/>
      <text:p text:style-name="P1">Vous souhaitez enregistrer tous les ressortissant dans quelle juridiction ? </text:p>
      <text:p text:style-name="P1"/>
      <text:p text:style-name="P5">Les juridictions dans lesquels on souhaite les enregistrés sont celle-ci: <text:s/>Alpes de Haute Provence(04), Alpes Maritimes(06), Bouches du Rhône(13), Hérault(34), Var(83)</text:p>
      <text:p text:style-name="P1"/>
      <text:p text:style-name="P1">Qu<text:span text:style-name="T5">els sont les technologies utilisés(Audit tech)?</text:span></text:p>
      <text:p text:style-name="P1"/>
      <text:p text:style-name="P1">- Word</text:p>
      <text:p text:style-name="P1">- Excel</text:p>
      <text:p text:style-name="P1">- Fichier .pdf</text:p>
      <text:p text:style-name="P1">- Power point</text:p>
      <text:p text:style-name="P1">- Système d’exploitation : Windows 10</text:p>
      <text:p text:style-name="P1"/>
      <text:p text:style-name="P1">Est ce que tout le monde à un email?</text:p>
      <text:p text:style-name="P1"/>
      <text:p text:style-name="P1">Quelle information doit être automatisée?</text:p>
      <text:p text:style-name="P1"/>
      <text:p text:style-name="P1">Nombre de demande annuelle pour <text:span text:style-name="T6">Transcriptions naissance</text:span> / <text:span text:style-name="T6">Transcription mariage</text:span> / <text:span text:style-name="T6">Cartes consulaires</text:span> / <text:span text:style-name="T6">Saufs-conduits / Certificats de coutume / Certificats de déménagements/ Passeports ordinaires</text:span>?</text:p>
      <text:p text:style-name="P1"/>
      <text:p text:style-name="P5">D’après les estimations de statiques annuelle<text:span text:style-name="T7">s</text:span> <text:span text:style-name="T7">de</text:span> 2018 et de 2019 que <text:span text:style-name="T9">M. Gning</text:span> nous a remis:</text:p>
      <text:p text:style-name="P5">- Transcriptions naissance:</text:p>
      <text:list xml:id="list898135516" text:style-name="L1">
        <text:list-item>
          <text:p text:style-name="P11">2018: 240 demandes</text:p>
        </text:list-item>
        <text:list-item>
          <text:p text:style-name="P11">2019: 228 demandes</text:p>
        </text:list-item>
      </text:list>
      <text:p text:style-name="P7">-Transcriptions mariage:</text:p>
      <text:list xml:id="list2160151613" text:style-name="L2">
        <text:list-item>
          <text:p text:style-name="P12"><text:soft-page-break/>2018: 4 demandes</text:p>
        </text:list-item>
        <text:list-item>
          <text:p text:style-name="P12">2019: 11 demandes</text:p>
        </text:list-item>
      </text:list>
      <text:p text:style-name="P7">- Cartes consulaires:</text:p>
      <text:list xml:id="list2272948499" text:style-name="L3">
        <text:list-item>
          <text:p text:style-name="P13">2018: 118 demandes</text:p>
        </text:list-item>
        <text:list-item>
          <text:p text:style-name="P13">2019: 98 demandes</text:p>
        </text:list-item>
      </text:list>
      <text:p text:style-name="P8">-Saufs-conduits:</text:p>
      <text:list xml:id="list2904691721" text:style-name="L4">
        <text:list-item>
          <text:p text:style-name="P14">2018: 155 demandes</text:p>
        </text:list-item>
        <text:list-item>
          <text:p text:style-name="P14">2019: 228 demandes </text:p>
        </text:list-item>
      </text:list>
      <text:p text:style-name="P8">-Certificats de coutumes:</text:p>
      <text:list xml:id="list4206288331" text:style-name="L5">
        <text:list-item>
          <text:p text:style-name="P15">2018: 6<text:span text:style-name="T8">8 demandes</text:span></text:p>
        </text:list-item>
        <text:list-item>
          <text:p text:style-name="P16">2019: 67 demande</text:p>
        </text:list-item>
      </text:list>
      <text:p text:style-name="P17">-Certificats de déménagement?</text:p>
      <text:list xml:id="list2233400221" text:style-name="L6">
        <text:list-item>
          <text:p text:style-name="P18">2018: 9 demandes</text:p>
        </text:list-item>
        <text:list-item>
          <text:p text:style-name="P18">2019: 5 demandes</text:p>
        </text:list-item>
      </text:list>
      <text:p text:style-name="P17">-Passeports ordinaires?</text:p>
      <text:list xml:id="list231948380" text:style-name="L7">
        <text:list-item>
          <text:p text:style-name="P19">2018: 787 demandes</text:p>
        </text:list-item>
        <text:list-item>
          <text:p text:style-name="P19">2019: 771 demandes</text:p>
        </text:list-item>
      </text:list>
      <text:p text:style-name="P17"/>
      <text:p text:style-name="P20">Notes: Suite à la demande de M. Gning, j’ai établi un récapitulatif des demandes avec ces services de demande ci-dessus seulement. À préciser avec M. Le consul</text:p>
      <text:p text:style-name="P20"/>
      <text:p text:style-name="P17">Que voulez-vous faire exactement, concernant les suivi de demandes d’actes-civil?</text:p>
      <text:p text:style-name="P1"/>
      <text:p text:style-name="P1">Quelle tâche voulez vous automatiser, concernant le suivi des demandes d’actes d’état civil?</text:p>
      <text:p text:style-name="P1"/>
      <text:p text:style-name="P1">Qu’est-ce qu’une demande d’acte d’état civil précisément au sein du consulat pourriez vous nous donnez un exemple?</text:p>
      <text:p text:style-name="P1"/>
      <text:p text:style-name="P1">D’après M. Gning au sein du bureau consulaire, il y aurait plusieurs services qui traitent les demandes des usagers notamment ceux cités plus hauts; Transcription de mariages <text:span text:style-name="T10">etc.</text:span>., pouvez nous confirmez sa? (M. le <text:span text:style-name="T10">consule</text:span>)</text:p>
      <text:p text:style-name="P1"/>
      <text:p text:style-name="P1">Si oui, comment travaille les services entre eux? Quels manquements aurait t-il? Dans le sens quel est le besoin d’amélioration au niveau de ses services? (Question toujours adressé a M. Le Consul)</text:p>
      <text:p text:style-name="P1"/>
      <text:p text:style-name="P1">Votre besoin est toujours bien le suivant? «Dématérialisation des documents d’administration», Si oui, pouvez vous nous donnez un exemple? </text:p>
      <text:p text:style-name="P1"/>
      <text:p text:style-name="P1"/>
      <text:p text:style-name="P1"/>
      <text:p text:style-name="P1">Flux interne: </text:p>
      <text:p text:style-name="P1"/>
      <text:p text:style-name="P1">Flux externe : </text:p>
      <text:p text:style-name="P1">Votre demande concerne les ressortissants <text:span text:style-name="T9">Sénégal</text:span>ais et ou <text:span text:style-name="T9">étrangers</text:span>(visa)</text:p>
      <text:p text:style-name="P1"/>
      <text:p text:style-name="P1"/>
      <text:p text:style-name="P1"/>
      <text:p text:style-name="P1"/>
      <text:p text:style-name="P1">M1 : Étude préalable application de cartographie des ressortissant </text:p>
      <text:p text:style-name="P1">M2 : Étude préalable Application de suivi des demandes d’actes d’état civil </text:p>
      <text:p text:style-name="P1"/>
      <text:p text:style-name="P1"/>
      <text:p text:style-name="P1"/>
      <text:p text:style-name="P1">Étape 1: Faire une note de cadrage </text:p>
      <text:p text:style-name="P1">—&gt; Pour cela faire un rendez vous avec consul pour identifier les besoins,</text:p>
      <text:p text:style-name="P1"/>
      <text:p text:style-name="P1"/>
      <text:p text:style-name="P1"/>
      <text:p text:style-name="P1">Étape 2 : Établir le Modèle organisationnel de flux, quelle information est échangée ? —- &gt; Faire Interview pour cela</text:p>
      <text:p text:style-name="P1"/>
      <text:p text:style-name="P1">Étape 3 : Modèle conceptuel de données </text:p>
      <text:p text:style-name="P1"/>
      <text:p text:style-name="P1">Inscription consulaire : </text:p>
      <text:p text:style-name="P1"/>
      <text:p text:style-name="P1">carte consulaire </text:p>
      <text:p text:style-name="P1"><text:soft-page-break/>doc administratif </text:p>
      <text:p text:style-name="P1"/>
      <text:p text:style-name="P1">M1 Cartographie <text:s/>: </text:p>
      <text:p text:style-name="P1">Mettre en place une interface qui permettrai aux ressortissants de s’identifier via le site web (plateforme) / vérifier si info correcte, validité des informations </text:p>
      <text:p text:style-name="P1"/>
      <text:p text:style-name="P1">Commentaires: Samba aurait crée le site web et le consulat met les informations </text:p>
      <text:p text:style-name="P1"/>
      <text:p text:style-name="P1">Créer un lien qui ouvre une page qui permette l’enregistrement dans la juridiction Marseille et mettre en place un critère de vérification de l’information (sélectionner ceux de la juridiction et les autres): </text:p>
      <text:p text:style-name="P1">— &gt; Avoir la liste des champs </text:p>
      <text:p text:style-name="P1"/>
      <text:p text:style-name="P1">Élément dynamique ou fixe <text:s/></text:p>
      <text:p text:style-name="P1">Critère de validation et de lien avec le reste de la famille </text:p>
      <text:p text:style-name="P1"/>
      <text:p text:style-name="P1"/>
      <text:p text:style-name="P1"/>
      <text:p text:style-name="P1">M2 : Étude préalable Application de suivi des demandes d’actes d’état civil </text:p>
      <text:p text:style-name="P1">Demande de dossier : accusé de réception pour le reçu du passeport </text:p>
      <text:p text:style-name="P1">dossier en cours de traitement, dispo, ….</text:p>
      <text:p text:style-name="P1"/>
      <text:p text:style-name="P1">Mieux les connaître, les catégoriser </text:p>
      <text:p text:style-name="P1"/>
      <text:p text:style-name="P1">avoir les libellé des questions </text:p>
      <text:p text:style-name="P1">contact service technique pour la mise a jour </text:p>
      <text:p text:style-name="P1"/>
      <text:p text:style-name="P1">Dématérialiser administration </text:p>
      <text:p text:style-name="P1"/>
      <text:p text:style-name="P1">Sécurité RGPD, quel volume, serveur local, cloud ? répondre à ces questions pour eux </text:p>
      <text:p text:style-name="P1"/>
      <text:p text:style-name="P1"/>
      <text:p text:style-name="P1"/>
      <text:p text:style-name="P1"/>
      <text:p text:style-name="P1"/>
      <text:p text:style-name="P1"/>
      <text:p text:style-name="P1">Quels acteurs internes reçoit la demande d’acte d’état civil?</text:p>
      <text:p text:style-name="P1"/>
      <text:p text:style-name="P1">Que voulez-vous faire exactement, concernant les suivi de demandes d’actes-civil?</text:p>
      <text:p text:style-name="P1"/>
      <text:p text:style-name="P1">Quelle tâche voulez vous automatiser, concernant le suivi des demandes d’actes d’état civil?</text:p>
      <text:p text:style-name="P1"/>
      <text:p text:style-name="P1">Qu’est-ce qu’une demande d’acte d’état civil précisément au sein du consulat pourriez vous nous donnez un exemple?</text:p>
      <text:p text:style-name="P1"/>
      <text:p text:style-name="P1">D’après M. Gning au sein du bureau consulaire, il y aurait plusieurs services qui traitent les demandes des usagers notamment ceux cités plus hauts; Transcription de mariages etc.., pouvez nous confirmez sa? (M. le consule)</text:p>
      <text:p text:style-name="P1"/>
      <text:p text:style-name="P1">Si oui, comment travaille les services entre eux? Quels manquements aurait t-il? Dans le sens quel est le besoin d’amélioration au niveau de ses services? (Question toujours adressé a M. Le Consule)</text:p>
      <text:p text:style-name="P1"/>
      <text:p text:style-name="P1">Votre besoin est toujours bien le suivant? «Dématérialisation des documents d’administration», Si oui, pouvez vous nous donnez un exemple?</text:p>
      <text:p text:style-name="P1"/>
      <text:p text:style-name="P1"/>
      <text:p text:style-name="P1">Est ce que tout le monde à un email?</text:p>
      <text:p text:style-name="P1"/>
      <text:p text:style-name="P1">Quelle information doit être automatisé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3-17T23:39:54.309466725</dc:date>
    <meta:editing-duration>PT1H25M22S</meta:editing-duration>
    <meta:editing-cycles>4</meta:editing-cycles>
    <meta:generator>LibreOffice/6.0.7.3$Linux_X86_64 LibreOffice_project/00m0$Build-3</meta:generator>
    <meta:document-statistic meta:table-count="0" meta:image-count="0" meta:object-count="0" meta:page-count="4" meta:paragraph-count="120" meta:word-count="1200" meta:character-count="7582" meta:non-whitespace-character-count="6463"/>
  </office:meta>
</office:document-meta>
</file>